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DAB67B4674D2AB6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2cm, 4.118cm, 30.73cm, 10.7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05cm" svg:x="1.301cm" svg:y="0.5cm">
          <draw:image xlink:href="Pictures/1000000000000BD000000FC0DAB67B4674D2AB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20:34.873119025</dc:date>
    <meta:editing-duration>PT3M1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